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7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88b30" style:font-name-asian="Calibri1" style:font-size-asian="11pt" style:font-name-complex="Calibri1" style:font-size-complex="11pt"/>
    </style:style>
    <style:style style:name="P8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9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0" style:family="paragraph" style:parent-style-name="Standard">
      <style:text-properties officeooo:paragraph-rsid="001dae6d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4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fo:hyphenate="false" fo:hyphenation-remain-char-count="2" fo:hyphenation-push-char-count="2"/>
    </style:style>
    <style:style style:name="P15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officeooo:rsid="00169474" officeooo:paragraph-rsid="00169474" fo:hyphenate="false" fo:hyphenation-remain-char-count="2" fo:hyphenation-push-char-count="2"/>
    </style:style>
    <style:style style:name="P16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officeooo:rsid="001c5564" officeooo:paragraph-rsid="001c5564" fo:hyphenate="false" fo:hyphenation-remain-char-count="2" fo:hyphenation-push-char-count="2"/>
    </style:style>
    <style:style style:name="P17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officeooo:rsid="001dfea6" officeooo:paragraph-rsid="001dfea6" fo:hyphenate="false" fo:hyphenation-remain-char-count="2" fo:hyphenation-push-char-count="2"/>
    </style:style>
    <style:style style:name="P18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9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paragraph-rsid="001dae6d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2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dae6d" style:font-name-asian="Calibri1" style:font-size-asian="11pt" style:font-name-complex="Calibri1" style:font-size-complex="11pt"/>
    </style:style>
    <style:style style:name="P21" style:family="paragraph" style:parent-style-name="List_20_Paragraph" style:list-style-name="WWNum4"/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149abb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officeooo:rsid="001dae6d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25008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69474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officeooo:rsid="001c5564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officeooo:rsid="001ec1fe" style:font-name-asian="Calibri1" style:font-size-asian="11pt" style:font-name-complex="Calibri1" style:font-size-complex="11pt"/>
    </style:style>
    <style:style style:name="T9" style:family="text">
      <style:text-properties style:font-name="Calibri" fo:font-size="11pt" style:font-size-asian="11pt" style:font-size-complex="11pt"/>
    </style:style>
    <style:style style:name="T10" style:family="text">
      <style:text-properties style:font-name="Calibri" fo:font-size="11pt" officeooo:rsid="00130bab" style:font-size-asian="11pt" style:font-size-complex="11pt"/>
    </style:style>
    <style:style style:name="T11" style:family="text">
      <style:text-properties style:font-name="Calibri" fo:font-size="11pt" officeooo:rsid="001a7845" style:font-size-asian="11pt" style:font-size-complex="11pt"/>
    </style:style>
    <style:style style:name="T12" style:family="text">
      <style:text-properties officeooo:rsid="00169474"/>
    </style:style>
    <style:style style:name="T13" style:family="text">
      <style:text-properties officeooo:rsid="0004e5d8"/>
    </style:style>
    <style:style style:name="T14" style:family="text">
      <style:text-properties officeooo:rsid="001dae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><text:span text:style-name="T1">Title</text:span><text:span text:style-name="T4">: </text:span><text:span text:style-name="T8">Call </text:span><text:span text:style-name="T5">Phone Number</text:span></text:p>
      <text:p text:style-name="P3"><text:span text:style-name="T1">Description:</text:span><text:span text:style-name="T4"> <text:s/></text:span><text:span text:style-name="T5">Allows the User to easily call a Service's contact phone number</text:span><text:span text:style-name="T4">.</text:span></text:p>
      <text:p text:style-name="P2">Pre-conditions:</text:p>
      <text:list xml:id="list4702391577624430683" text:style-name="WWNum1">
        <text:list-item>
          <text:p text:style-name="P9">The App is open and has focus.</text:p>
        </text:list-item>
        <text:list-item>
          <text:p text:style-name="P11">The App is displaying the <text:span text:style-name="T12">Service Results</text:span> Screen.</text:p>
        </text:list-item>
      </text:list>
      <text:p text:style-name="P4"/>
      <text:p text:style-name="P2">Post-conditions:</text:p>
      <text:list xml:id="list5698845514778285314" text:style-name="WWNum4">
        <text:list-item>
          <text:p text:style-name="P21"><text:span text:style-name="T9">The App </text:span><text:span text:style-name="T10">opens the Operating System's default phone </text:span><text:span text:style-name="T11">dialing</text:span><text:span text:style-name="T10"> application </text:span><text:span text:style-name="T11">and dials the number that the User clicked on</text:span><text:span text:style-name="T10">.</text:span></text:p>
        </text:list-item>
      </text:list>
      <text:p text:style-name="P1"/>
      <text:p text:style-name="P2">Actors:</text:p>
      <text:list xml:id="list6367289103869277801" text:style-name="WWNum2">
        <text:list-item>
          <text:p text:style-name="P12">User</text:p>
        </text:list-item>
        <text:list-item>
          <text:p text:style-name="P13">App</text:p>
        </text:list-item>
      </text:list>
      <text:p text:style-name="P5"/>
      <text:p text:style-name="P2">Main Success Scenario: </text:p>
      <text:list xml:id="list7555843901412939355" text:style-name="WWNum3">
        <text:list-item>
          <text:p text:style-name="P14"><text:span text:style-name="T6">The </text:span><text:span text:style-name="T4">User presses </text:span><text:span text:style-name="T6">on the Service's phone number.</text:span></text:p>
        </text:list-item>
        <text:list-item>
          <text:p text:style-name="P16"><text:span text:style-name="T6">T</text:span><text:span text:style-name="T4">he App displays a Prompt that asks the User if they would like to call the phone number.</text:span></text:p>
        </text:list-item>
        <text:list-item>
          <text:p text:style-name="P16"><text:span text:style-name="T4">The User presses on the Prompt's yes button.</text:span></text:p>
        </text:list-item>
        <text:list-item>
          <text:p text:style-name="P15"><text:span text:style-name="T4">The App requests that the Operating System open its default phone dialing application </text:span><text:span text:style-name="T7">and call</text:span><text:span text:style-name="T4"> the Service's phone number.</text:span></text:p>
        </text:list-item>
        <text:list-item>
          <text:p text:style-name="P17"><text:span text:style-name="T4">The phone dialing application launches and takes focus.</text:span></text:p>
        </text:list-item>
      </text:list>
      <text:p text:style-name="P6"/>
      <text:p text:style-name="P10"><text:span text:style-name="T1">Alternate Flow </text:span><text:span text:style-name="T2">1:</text:span><text:span text:style-name="T4"> </text:span></text:p>
      <text:p text:style-name="P20"><text:span text:style-name="T14">3A</text:span>. <text:s text:c="2"/><text:span text:style-name="T13">The User presses on the Prompt's no button</text:span>.</text:p>
      <text:p text:style-name="P19"><text:span text:style-name="T14">4A</text:span>. <text:s text:c="2"/><text:span text:style-name="T13">The App resumes Main Success Scenario at step 1</text:span>.</text:p>
      <text:p text:style-name="P6"/>
      <text:p text:style-name="Standard"><text:span text:style-name="T1">Alternate Flow </text:span><text:span text:style-name="T3">2</text:span><text:span text:style-name="T2">:</text:span><text:span text:style-name="T4"> </text:span></text:p>
      <text:p text:style-name="P7">1<text:span text:style-name="T14">B</text:span>. <text:s text:c="2"/><text:span text:style-name="T13">The </text:span>App receives an interrupt signal from the operating system and looses focus.</text:p>
      <text:p text:style-name="P7">2<text:span text:style-name="T14">B</text:span>. <text:s text:c="2"/><text:span text:style-name="T13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2T18:39:13.912000000</dc:date>
    <meta:editing-cycles>61</meta:editing-cycles>
    <meta:editing-duration>PT2H5M40S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22" meta:word-count="183" meta:character-count="1039" meta:non-whitespace-character-count="876"/>
    <meta:template xlink:type="simple" xlink:actuate="onRequest" xlink:title="Normal.dotm" xlink:href=""/>
  </office:meta>
</office:document-meta>
</file>